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2:49:15.00736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1T12:49:45.094784301</dc:date>
    <meta:editing-duration>PT7H25M15S</meta:editing-duration>
    <meta:editing-cycles>24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91" meta:object-count="0"/>
  </office:meta>
</office:document-meta>
</file>